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333" officeooo:paragraph-rsid="000ef333"/>
    </style:style>
    <style:style style:name="P2" style:family="paragraph" style:parent-style-name="Standard">
      <style:text-properties officeooo:rsid="000df1ff" officeooo:paragraph-rsid="000ef333"/>
    </style:style>
    <style:style style:name="P3" style:family="paragraph" style:parent-style-name="Standard">
      <style:text-properties officeooo:rsid="001030a6" officeooo:paragraph-rsid="001030a6"/>
    </style:style>
    <style:style style:name="P4" style:family="paragraph" style:parent-style-name="Standard">
      <style:text-properties officeooo:rsid="0010adcc" officeooo:paragraph-rsid="0010adcc"/>
    </style:style>
    <style:style style:name="T1" style:family="text">
      <style:text-properties officeooo:rsid="000ef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626 조원</text:p>
      <text:p text:style-name="P1">zuoyuequ</text:p>
      <text:p text:style-name="P2">- 음악 작곡 시 많은 사람들이 마우스를 사용해야 하는 불편함이 있다. </text:p>
      <text:p text:style-name="P2">- 마우스 뿐만 아니라 키보드로도 음악 입력을 편리하게 할 수 있도록 하기 위해서 이 프로그램을 기획하였다.</text:p>
      <text:p text:style-name="P2">- 이 프로그램은 빠른 사보만을 위해 만들어졌으며, <text:span text:style-name="T1">MIDI 출력과 가상악기까지 구현할 의도가 없다고 할 수 있다.</text:span></text:p>
      <text:p text:style-name="P1">1. 오선지 위에 악보를 그린다.</text:p>
      <text:p text:style-name="P3">2. 8분음표를 여러 개 그리면 묶인다.</text:p>
      <text:p text:style-name="P3">3. 숫자키로 입력할 note의 길이를 조정할 수 있다.</text:p>
      <text:p text:style-name="P4">4. 방향키 또는 wasd, shift키 등을 사용하여 음의 높이 또는 길이를 조정할 수 있다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1:07:50.056092908</meta:creation-date>
    <dc:date>2025-11-05T12:31:44.590495123</dc:date>
    <meta:editing-duration>PT25M27S</meta:editing-duration>
    <meta:editing-cycles>3</meta:editing-cycles>
    <meta:generator>LibreOffice/25.2.7.2$Linux_X86_64 LibreOffice_project/520$Build-2</meta:generator>
    <meta:document-statistic meta:table-count="0" meta:image-count="0" meta:object-count="0" meta:page-count="1" meta:paragraph-count="9" meta:word-count="204" meta:character-count="304" meta:non-whitespace-character-count="232"/>
  </office:meta>
</office:document-meta>
</file>